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imes New Roman1" svg:font-family="'Times New Roman'" style:font-family-generic="roman"/>
    <style:font-face style:name="FreeSans1" svg:font-family="FreeSans" style:font-family-generic="swiss"/>
    <style:font-face style:name="Droid Sans1" svg:font-family="'Droid Sans'" style:font-family-generic="modern" style:font-pitch="fixed"/>
    <style:font-face style:name="FreeSans2" svg:font-family="FreeSan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Preformatted_20_Text">
      <style:text-properties style:use-window-font-color="true" style:font-name="Times New Roman" fo:font-size="10pt" style:font-size-asian="10pt" style:font-size-complex="10pt"/>
    </style:style>
    <style:style style:name="P2" style:family="paragraph" style:parent-style-name="Preformatted_20_Text">
      <style:text-properties style:font-name="Times New Roman"/>
    </style:style>
    <style:style style:name="P3" style:family="paragraph" style:parent-style-name="Preformatted_20_Text">
      <style:text-properties style:font-name="Times New Roman" fo:font-size="10pt" style:font-size-asian="10pt" style:font-size-complex="10pt"/>
    </style:style>
    <style:style style:name="T1" style:family="text">
      <style:text-properties fo:font-variant="normal" fo:text-transform="none" fo:color="#212121" style:font-name="Times New Roman" fo:font-size="10pt" fo:letter-spacing="normal" fo:font-style="normal" fo:font-weight="normal" style:font-size-asian="10pt" style:font-size-complex="10pt"/>
    </style:style>
    <style:style style:name="T2" style:family="text">
      <style:text-properties fo:font-variant="normal" fo:text-transform="none" style:use-window-font-color="true" style:font-name="Times New Roman" fo:font-size="10pt" fo:letter-spacing="normal" fo:font-style="normal" fo:font-weight="normal" style:font-size-asian="10pt" style:font-size-complex="10pt"/>
    </style:style>
    <style:style style:name="T3" style:family="text">
      <style:text-properties fo:font-variant="normal" fo:text-transform="none" fo:letter-spacing="normal" fo:font-style="normal" fo:font-weight="normal"/>
    </style:style>
    <style:style style:name="T4" style:family="text">
      <style:text-properties fo:font-variant="normal" fo:text-transform="none" fo:color="#000000" fo:letter-spacing="normal" fo:language="en" fo:country="none" fo:font-style="normal" fo:font-weight="normal"/>
    </style:style>
    <style:style style:name="T5" style:family="text">
      <style:text-properties fo:font-variant="normal" fo:text-transform="none" fo:color="#000000" fo:letter-spacing="normal" fo:language="en" fo:country="none" fo:font-style="normal" fo:font-weight="normal" style:font-style-asian="normal" style:font-style-complex="normal"/>
    </style:style>
    <style:style style:name="T6" style:family="text">
      <style:text-properties fo:font-variant="normal" fo:text-transform="none" fo:color="#000000" fo:letter-spacing="normal" fo:font-style="normal" fo:font-weight="normal" style:font-weight-asian="normal" style:font-weight-complex="normal"/>
    </style:style>
    <style:style style:name="T7" style:family="text">
      <style:text-properties fo:font-variant="normal" fo:text-transform="none" fo:color="#000000" style:font-name="Times New Roman" fo:letter-spacing="normal" fo:language="en" fo:country="none" fo:font-style="normal" fo:font-weight="normal"/>
    </style:style>
    <style:style style:name="T8" style:family="text">
      <style:text-properties fo:font-variant="normal" fo:text-transform="none" fo:color="#252525" style:font-name="Times New Roman" fo:font-size="10pt" fo:letter-spacing="normal" fo:font-style="normal" fo:font-weight="normal" style:font-size-asian="10pt" style:font-size-complex="10pt"/>
    </style:style>
    <style:style style:name="T9" style:family="text">
      <style:text-properties fo:font-variant="normal" fo:text-transform="none" fo:color="#252525" fo:letter-spacing="normal" fo:font-style="normal" fo:font-weight="normal"/>
    </style:style>
    <style:style style:name="T10" style:family="text">
      <style:text-properties style:use-window-font-color="true" style:font-name="Times New Roman" fo:font-size="10pt" style:font-size-asian="10pt" style:font-size-complex="10pt"/>
    </style:style>
    <style:style style:name="T11" style:family="text">
      <style:text-properties style:font-name="Times New Roman" fo:font-size="10pt" style:font-size-asian="10pt" style:font-size-complex="1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reformatted_20_Text">The Big Ol Unnamed Game Project</text:p>
      <text:p text:style-name="Preformatted_20_Text">work in progress</text:p>
      <text:p text:style-name="Preformatted_20_Text"/>
      <text:p text:style-name="Preformatted_20_Text"/>
      <text:p text:style-name="Preformatted_20_Text"/>
      <text:p text:style-name="Preformatted_20_Text">Things that still need to be done</text:p>
      <text:p text:style-name="Preformatted_20_Text">Flesh out the world</text:p>
      <text:p text:style-name="Preformatted_20_Text">General Game mechanics</text:p>
      <text:p text:style-name="Preformatted_20_Text">Any type of coding</text:p>
      <text:p text:style-name="Preformatted_20_Text">Game map types</text:p>
      <text:p text:style-name="Preformatted_20_Text">Challenge Modes?</text:p>
      <text:p text:style-name="Preformatted_20_Text">Campaign </text:p>
      <text:p text:style-name="Preformatted_20_Text">Free Play</text:p>
      <text:p text:style-name="Preformatted_20_Text"/>
      <text:p text:style-name="Preformatted_20_Text"/>
      <text:p text:style-name="Preformatted_20_Text">Things that have been done</text:p>
      <text:p text:style-name="Preformatted_20_Text">game type</text:p>
      <text:p text:style-name="Preformatted_20_Text">advance war and heroes</text:p>
      <text:p text:style-name="Preformatted_20_Text">Campaign style</text:p>
      <text:p text:style-name="Preformatted_20_Text">Setting of the game</text:p>
      <text:p text:style-name="Preformatted_20_Text">Main Races</text:p>
      <text:p text:style-name="Preformatted_20_Text"/>
      <text:p text:style-name="Preformatted_20_Text">Game Mechanics and Design</text:p>
      <text:p text:style-name="Preformatted_20_Text"/>
      <text:p text:style-name="Preformatted_20_Text">The goal of the game is to create a challenging strategy game. The way the game will work is an advance war meets warcraft style gameplay. <text:s/>The win condition of the game will be to destroy the opponents HQ. <text:s/>Gameplay will be the same of the advance war series with different changes to make the game unique and fun. <text:s/>Some of the changes include different races rather than a commander, and the biggest addition is the hero unit, which will take over the role of the commander in advance war. <text:s/>The Hero character will spawn on the map at the beginning of a match which will allow the capturing of various resources. <text:s/>Capturing resources will allow for the creation of multiple types of units. From the HQ the player will be able to create basic infantry, a “worker unit”. <text:s/>The HQ will also provide research upgrades (still debating on that). <text:s/>The worker unit will be able to create different buildings based on HQ level that will allow the creation of other units other than basic infantry (starcraft / warcraft style). <text:s/>Maps will have nodes that will allow the capturing of various resources which will allow for unit creation. </text:p>
      <text:p text:style-name="Preformatted_20_Text"/>
      <text:p text:style-name="Preformatted_20_Text">Fleshing out the game world</text:p>
      <text:p text:style-name="Preformatted_20_Text"/>
      <text:p text:style-name="Preformatted_20_Text">The plan is to have multiple races in the game up to six different ones to create a diverse play style. <text:s/>The races that have been discussed and decided on are the following:</text:p>
      <text:p text:style-name="Preformatted_20_Text">Human</text:p>
      <text:p text:style-name="Preformatted_20_Text">Elven</text:p>
      <text:p text:style-name="Preformatted_20_Text">Orc</text:p>
      <text:p text:style-name="Preformatted_20_Text">Dryads</text:p>
      <text:p text:style-name="Preformatted_20_Text">Lizard Folk</text:p>
      <text:p text:style-name="Preformatted_20_Text">Goblin</text:p>
      <text:p text:style-name="Preformatted_20_Text"/>
      <text:p text:style-name="Preformatted_20_Text"/>
      <text:p text:style-name="Preformatted_20_Text">The overarching setting for the game world is something along the lines of fantasy modern. <text:s/>While the setting is fantasy modern the races will have various technological advances. <text:s/>These technological advances will not be along the lines of shadowrun technology but more around the middle ground of what we have now and warhammer 40k. </text:p>
      <text:p text:style-name="Preformatted_20_Text">Each race will have a specific overarching design idea that spans the technological field. </text:p>
      <text:p text:style-name="Preformatted_20_Text">In a general sense the humans will be the “most” technological advanced while the dryads will be the “least” advanced. The reason for the quotation marks is because wile the races will be balanced technological disparity will be an element of fleshing out the game world. <text:s/>The dryads for example will not have guns and will be more druid like in nature but are able to command the nature around them to do the exact same things as the humans. <text:s/>This will discussed more in the balance section of the game but as a design perspective technological disparity will be major factor in the development of the six races.</text:p>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text:soft-page-break/>The Humans are on their last stand in the world</text:p>
      <text:p text:style-name="Preformatted_20_Text">The Orcs are standard waaagh orcs but now with the lust for science</text:p>
      <text:p text:style-name="Preformatted_20_Text">Elves are mana addicts and kinda crazy about it</text:p>
      <text:p text:style-name="Preformatted_20_Text">Dryads are a bunch of hippie tree people</text:p>
      <text:p text:style-name="Preformatted_20_Text">The Lizard Folk have a vast number of roaming cities and try to take back the land for only lizards</text:p>
      <text:p text:style-name="Preformatted_20_Text">The goblins all life is expendable especially if it is for crystals</text:p>
      <text:p text:style-name="Preformatted_20_Text"/>
      <text:p text:style-name="Preformatted_20_Text">Why Everyone Hates each other</text:p>
      <text:p text:style-name="Preformatted_20_Text"/>
      <text:p text:style-name="Preformatted_20_Text"/>
      <text:p text:style-name="Preformatted_20_Text"/>
      <text:p text:style-name="Preformatted_20_Text">Hey also the commanding general for the Dryads will be a deer. Like an actual deer with a hat on. Doesn't actually talk just bleats at you.</text:p>
      <text:p text:style-name="Preformatted_20_Text"/>
      <text:p text:style-name="Preformatted_20_Text"/>
      <text:p text:style-name="Preformatted_20_Text"/>
      <text:p text:style-name="Preformatted_20_Text"/>
      <text:p text:style-name="Preformatted_20_Text">Units Types and Race Units </text:p>
      <text:p text:style-name="Preformatted_20_Text"/>
      <text:p text:style-name="Preformatted_20_Text">Standard Gunner / Infantry</text:p>
      <text:p text:style-name="Preformatted_20_Text">Heavy Gunners / Infantry</text:p>
      <text:p text:style-name="Preformatted_20_Text">Specialty Race Unit</text:p>
      <text:p text:style-name="Preformatted_20_Text">Small “vehicle” <text:s/>unit</text:p>
      <text:p text:style-name="Preformatted_20_Text">Medium “vehicle” unit</text:p>
      <text:p text:style-name="Preformatted_20_Text">Large “vehicle” unit</text:p>
      <text:p text:style-name="Preformatted_20_Text">Race “vehicle” unit</text:p>
      <text:p text:style-name="Preformatted_20_Text">Small air unit</text:p>
      <text:p text:style-name="Preformatted_20_Text">Medium air unit</text:p>
      <text:p text:style-name="Preformatted_20_Text">Large air unit</text:p>
      <text:p text:style-name="Preformatted_20_Text">Race air unit</text:p>
      <text:p text:style-name="Preformatted_20_Text">“Ultimate” Race Unit</text:p>
      <text:p text:style-name="Preformatted_20_Text"/>
      <text:p text:style-name="Preformatted_20_Text"/>
      <text:p text:style-name="Preformatted_20_Text">General unit names</text:p>
      <text:p text:style-name="Preformatted_20_Text"/>
      <text:p text:style-name="Preformatted_20_Text">HUMANS:</text:p>
      <text:p text:style-name="Preformatted_20_Text">Standard Infantry: <text:bookmark text:name="tw-target-text"/>Infanterie</text:p>
      <text:p text:style-name="Preformatted_20_Text"><text:span text:style-name="T11">Heavy Infantry: P</text:span><text:span text:style-name="T2">ekhota</text:span></text:p>
      <text:p text:style-name="P1">Specialty Race Unit: <text:span text:style-name="T3">Battalion</text:span></text:p>
      <text:p text:style-name="Preformatted_20_Text">Small “vehicle” <text:s/>unit: Panzer</text:p>
      <text:p text:style-name="Preformatted_20_Text">Medium “vehicle” unit: Bak</text:p>
      <text:p text:style-name="Preformatted_20_Text">Large “vehicle” unit: Tankur</text:p>
      <text:p text:style-name="Preformatted_20_Text">Race “vehicle” unit: Humanity's Fury</text:p>
      <text:p text:style-name="Preformatted_20_Text"><text:span text:style-name="T11">Small air unit: </text:span><text:bookmark text:name="tw-target-text1"/><text:span text:style-name="T1">Dusenflugzeug</text:span></text:p>
      <text:p text:style-name="Preformatted_20_Text"><text:span text:style-name="T10">Medium air unit:</text:span><text:bookmark text:name="tw-target-rmn"/><text:span text:style-name="T10"> S</text:span><text:span text:style-name="T2">trui</text:span></text:p>
      <text:p text:style-name="Preformatted_20_Text">Large air unit: Buna</text:p>
      <text:p text:style-name="Preformatted_20_Text">Race air unit: B520</text:p>
      <text:p text:style-name="Preformatted_20_Text">“Ultimate” Race Unit: Humanity's Last Hope</text:p>
      <text:p text:style-name="Preformatted_20_Text"/>
      <text:p text:style-name="Preformatted_20_Text">ORCS:</text:p>
      <text:p text:style-name="Preformatted_20_Text">Standard Infantry: Brutes</text:p>
      <text:p text:style-name="Preformatted_20_Text">Heavy Infantry: Demo Squad</text:p>
      <text:p text:style-name="Preformatted_20_Text">Specialty Race Unit: Berserkers</text:p>
      <text:p text:style-name="Preformatted_20_Text">Small “vehicle” <text:s/>unit: </text:p>
      <text:p text:style-name="Preformatted_20_Text">Medium “vehicle” unit: </text:p>
      <text:p text:style-name="Preformatted_20_Text">Large “vehicle” unit: Electric Cannon</text:p>
      <text:p text:style-name="Preformatted_20_Text">Race “vehicle” unit: Iron Juggernaut </text:p>
      <text:p text:style-name="Preformatted_20_Text">Small air unit: Iron Flyers</text:p>
      <text:p text:style-name="Preformatted_20_Text">Medium air unit: </text:p>
      <text:p text:style-name="Preformatted_20_Text">Large air unit: Warship</text:p>
      <text:p text:style-name="Preformatted_20_Text">Race air unit: Warlords Finest </text:p>
      <text:p text:style-name="Preformatted_20_Text">“Ultimate” Race Unit: The Warmachine</text:p>
      <text:p text:style-name="Preformatted_20_Text"/>
      <text:p text:style-name="Preformatted_20_Text"><text:soft-page-break/>ELVES:</text:p>
      <text:p text:style-name="Preformatted_20_Text">Standard Infantry: Mana Gunners</text:p>
      <text:p text:style-name="Preformatted_20_Text">Heavy Infantry: Alu's Chosen</text:p>
      <text:p text:style-name="Preformatted_20_Text">Specialty Race Unit: Mana Addict</text:p>
      <text:p text:style-name="Preformatted_20_Text">Small “vehicle” <text:s/>unit: Manalings</text:p>
      <text:p text:style-name="Preformatted_20_Text">Medium “vehicle” unit: Mana Cannon</text:p>
      <text:p text:style-name="Preformatted_20_Text">Large “vehicle” unit: Alu's Wrath</text:p>
      <text:p text:style-name="Preformatted_20_Text">Race “vehicle” unit: Mana Construct</text:p>
      <text:p text:style-name="Preformatted_20_Text">Small air unit: </text:p>
      <text:p text:style-name="Preformatted_20_Text">Medium air unit: Flying Manalings</text:p>
      <text:p text:style-name="Preformatted_20_Text">Large air unit: Mana Bomber</text:p>
      <text:p text:style-name="Preformatted_20_Text">Race air unit: Wyrven riders</text:p>
      <text:p text:style-name="Preformatted_20_Text">“Ultimate” Race Unit: Fel Deamon</text:p>
      <text:p text:style-name="Preformatted_20_Text"/>
      <text:p text:style-name="Preformatted_20_Text">(for more information look on wikipedia for dryad and hamadryad and nymph)</text:p>
      <text:p text:style-name="Preformatted_20_Text">DRYADS:</text:p>
      <text:p text:style-name="P2">Standard Infantry: <text:bookmark text:name="firstHeading"/><text:span text:style-name="T4">Alseid</text:span></text:p>
      <text:p text:style-name="P2">Heavy Infantry: <text:s/><text:bookmark text:name="firstHeading1"/><text:span text:style-name="T4">Eleionomae</text:span></text:p>
      <text:p text:style-name="Preformatted_20_Text">Specialty Race Unit: Lampads</text:p>
      <text:p text:style-name="Preformatted_20_Text">Small “vehicle” <text:s/>unit: <text:span text:style-name="T8">Ampelos</text:span></text:p>
      <text:p text:style-name="P3">Medium “vehicle” unit: <text:span text:style-name="T9">Syke</text:span></text:p>
      <text:p text:style-name="P3">Large “vehicle” unit: <text:span text:style-name="T9">Balanos</text:span></text:p>
      <text:p text:style-name="Preformatted_20_Text">Race “vehicle” unit: Treant </text:p>
      <text:p text:style-name="Preformatted_20_Text">Small air unit: Pixies</text:p>
      <text:p text:style-name="P3">Medium air unit: Aurai </text:p>
      <text:p text:style-name="Preformatted_20_Text">Large air unit:Aurae</text:p>
      <text:p text:style-name="Preformatted_20_Text">Race air unit: <text:span text:style-name="T8">Asteriae</text:span></text:p>
      <text:p text:style-name="Preformatted_20_Text">“Ultimate” Race Unit: Treant of War</text:p>
      <text:p text:style-name="Preformatted_20_Text"/>
      <text:p text:style-name="Preformatted_20_Text">LIZZARD FOLK:</text:p>
      <text:p text:style-name="Preformatted_20_Text">Standard Infantry: I<text:span text:style-name="T8">guana Gunners</text:span></text:p>
      <text:p text:style-name="P3">Heavy Infantry: <text:span text:style-name="T9">Gecko Gunners</text:span></text:p>
      <text:p text:style-name="Preformatted_20_Text">Specialty Race Unit: Chameleon Assassins</text:p>
      <text:p text:style-name="Preformatted_20_Text">Small “vehicle” <text:s/>unit: Diamond Head</text:p>
      <text:p text:style-name="Preformatted_20_Text">Medium “vehicle” unit: Snapper</text:p>
      <text:p text:style-name="P3">Large “vehicle” unit: <text:span text:style-name="T6">Gavialidae</text:span></text:p>
      <text:p text:style-name="Preformatted_20_Text">Race “vehicle” unit: Dino riders</text:p>
      <text:p text:style-name="Preformatted_20_Text">Small air unit: Volans</text:p>
      <text:p text:style-name="P2">Medium air unit:<text:bookmark text:name="firstHeading2"/> <text:span text:style-name="T5">Dimorphodon</text:span></text:p>
      <text:p text:style-name="Preformatted_20_Text">Large air unit: <text:bookmark text:name="firstHeading3"/><text:span text:style-name="T7">Novialo</text:span></text:p>
      <text:p text:style-name="Preformatted_20_Text">Race air unit: Dragon-hawk riders</text:p>
      <text:p text:style-name="Preformatted_20_Text">“Ultimate” Race Unit: The Flying City</text:p>
      <text:p text:style-name="Preformatted_20_Text"/>
      <text:p text:style-name="Preformatted_20_Text">GOBLINS:</text:p>
      <text:p text:style-name="Preformatted_20_Text">Standard Infantry: Crystal Miners</text:p>
      <text:p text:style-name="Preformatted_20_Text">Heavy Infantry: CEU (crystal explosive unit)</text:p>
      <text:p text:style-name="Preformatted_20_Text">Specialty Race Unit: Techies</text:p>
      <text:p text:style-name="Preformatted_20_Text">Small “vehicle” <text:s/>unit: Retrofitted Crystal transporter</text:p>
      <text:p text:style-name="Preformatted_20_Text">Medium “vehicle” unit: Woodland Destroyer</text:p>
      <text:p text:style-name="Preformatted_20_Text">Large “vehicle” unit:Crystal Borerer</text:p>
      <text:p text:style-name="Preformatted_20_Text">Race “vehicle” unit: Wrym Riders</text:p>
      <text:p text:style-name="Preformatted_20_Text">Small air unit: Kite Flyers</text:p>
      <text:p text:style-name="Preformatted_20_Text">Medium air unit:Goblin Flying Machine</text:p>
      <text:p text:style-name="Preformatted_20_Text">Large air unit: Crystalline Bomber</text:p>
      <text:p text:style-name="Preformatted_20_Text">Race air unit: Expendable Life Flyers</text:p>
      <text:p text:style-name="Preformatted_20_Text">“Ultimate” Race Unit: Crystalline construct </text:p>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text:soft-page-break/>Game play Balance</text:p>
      <text:p text:style-name="Preformatted_20_Text"/>
      <text:p text:style-name="Preformatted_20_Text">Have the goblins imbalanced to have a third resource exclusive to them to build their race units</text:p>
      <text:p text:style-name="Preformatted_20_Text">The Elves Mana Wells generate more mana but (their units cost more mana or they suck at generating gol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Times New Roman1" svg:font-family="'Times New Roman'" style:font-family-generic="roman"/>
    <style:font-face style:name="FreeSans1" svg:font-family="FreeSans" style:font-family-generic="swiss"/>
    <style:font-face style:name="Droid Sans1" svg:font-family="'Droid Sans'" style:font-family-generic="modern" style:font-pitch="fixed"/>
    <style:font-face style:name="FreeSans2" svg:font-family="FreeSan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Preformatted_20_Text" style:display-name="Preformatted Text" style:family="paragraph" style:parent-style-name="Standard" style:class="html">
      <style:paragraph-properties fo:margin-top="0in" fo:margin-bottom="0in"/>
      <style:text-properties style:font-name="Times New Roman1" fo:font-size="10pt" style:font-name-asian="Droid Sans1" style:font-size-asian="10pt" style:font-name-complex="FreeSans2" style:font-size-complex="10pt"/>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Droid Sans" style:font-size-asian="24pt" style:font-weight-asian="bold" style:font-name-complex="FreeSans" style:font-size-complex="24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4-10-23T14:31:53</dc:date>
    <meta:generator>LibreOffice/3.5$Linux_x86 LibreOffice_project/350m1$Build-2</meta:generator>
    <meta:editing-duration>PT8H3M54S</meta:editing-duration>
    <meta:editing-cycles>25</meta:editing-cycles>
    <meta:document-statistic meta:table-count="0" meta:image-count="0" meta:object-count="0" meta:page-count="4" meta:paragraph-count="133" meta:word-count="1000" meta:character-count="6026" meta:non-whitespace-character-count="5124"/>
  </office:meta>
</office:document-meta>
</file>